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397a" officeooo:paragraph-rsid="000439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397a" officeooo:paragraph-rsid="000439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397a" officeooo:paragraph-rsid="00057c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397a" officeooo:paragraph-rsid="00075f7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397a" officeooo:paragraph-rsid="000868f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5f79" officeooo:paragraph-rsid="00075f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5f79" officeooo:paragraph-rsid="000c079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2685" officeooo:paragraph-rsid="0008268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2685" officeooo:paragraph-rsid="0009769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sub 58%" fo:font-size="12pt" fo:font-weight="normal" officeooo:rsid="0004397a" officeooo:paragraph-rsid="0004397a" style:font-size-asian="10.5pt" style:font-weight-asian="normal" style:font-size-complex="12pt" style:font-weight-complex="normal"/>
    </style:style>
    <style:style style:name="T1" style:family="text">
      <style:text-properties officeooo:rsid="00057c49"/>
    </style:style>
    <style:style style:name="T2" style:family="text">
      <style:text-properties officeooo:rsid="00075f79"/>
    </style:style>
    <style:style style:name="T3" style:family="text">
      <style:text-properties officeooo:rsid="00082685"/>
    </style:style>
    <style:style style:name="T4" style:family="text">
      <style:text-properties officeooo:rsid="000868f7"/>
    </style:style>
    <style:style style:name="T5" style:family="text">
      <style:text-properties officeooo:rsid="00097692"/>
    </style:style>
    <style:style style:name="T6" style:family="text">
      <style:text-properties officeooo:rsid="000a3b25"/>
    </style:style>
    <style:style style:name="T7" style:family="text">
      <style:text-properties officeooo:rsid="000c0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Quizlearner</text:p>
      <text:p text:style-name="P1"/>
      <text:p text:style-name="P1"/>
      <text:p text:style-name="P2">Funktionalität: </text:p>
      <text:p text:style-name="P2"/>
      <text:p text:style-name="P2">1. Lokal</text:p>
      <text:p text:style-name="P2"><text:tab/>1.1 GUI</text:p>
      <text:p text:style-name="P3"><text:tab/><text:tab/><text:span text:style-name="T1">1.1.1 KlausurViewer an der linken Seite</text:span></text:p>
      <text:p text:style-name="P7"><text:tab/><text:tab/><text:tab/><text:span text:style-name="T7">3.4 Current User XML</text:span></text:p>
      <text:p text:style-name="P7"><text:tab/><text:tab/> <text:s text:c="6"/><text:tab/><text:span text:style-name="T7">3.4.1 Anzeige über die vorherigen Scores</text:span></text:p>
      <text:p text:style-name="P7"><text:tab/><text:tab/><text:span text:style-name="T7">3.4.2 Löschen</text:span></text:p>
      <text:p text:style-name="P4"><text:tab/><text:tab/><text:span text:style-name="T2">1.1.2 Darstellung der Fragen als Tabs (farbliche Kennzeichnung für beantwortete Fragen)</text:span></text:p>
      <text:p text:style-name="P5"><text:tab/>1.2 Speicherung in XML</text:p>
      <text:p text:style-name="P5"><text:span text:style-name="T4"><text:tab/><text:tab/>1.2.1 Parser (Klausur | Current User)</text:span></text:p>
      <text:p text:style-name="P5"><text:tab/><text:tab/><text:span text:style-name="T4">1.2.2 Mit XSD validieren</text:span></text:p>
      <text:p text:style-name="P10"/>
      <text:p text:style-name="P2">2. Klausurcreator</text:p>
      <text:p text:style-name="P2"><text:tab/>2.1 Parsing von XML</text:p>
      <text:p text:style-name="P2"><text:tab/>2.2 Erstellung von XML mit interaktiver GUI</text:p>
      <text:p text:style-name="P2"><text:tab/>2.3 Speicherung in einem Unterordner „/exams“</text:p>
      <text:p text:style-name="P2"><text:tab/><text:span text:style-name="T1">2.4 Klausurbearbeitungsprogramm<text:tab/></text:span></text:p>
      <text:p text:style-name="P2"><text:tab/></text:p>
      <text:p text:style-name="P8">3. Vor dem Quiz</text:p>
      <text:p text:style-name="P8"><text:tab/>3.1 „Prüfungseinstellung“ (mit Zeitbegrenzung und keine Antworten anzeigen)</text:p>
      <text:p text:style-name="P9"><text:tab/><text:span text:style-name="T5">3.2 Zeitbegrenzung</text:span></text:p>
      <text:p text:style-name="P9"><text:span text:style-name="T2"><text:tab/>3.3 Antworten während der Klausur anzeigen / nicht anzeigen</text:span> </text:p>
      <text:p text:style-name="P6"/>
      <text:p text:style-name="P6"><text:tab/></text:p>
      <text:p text:style-name="P6"><text:span text:style-name="T3">4</text:span>. Während dem Quiz</text:p>
      <text:p text:style-name="P6"><text:tab/><text:span text:style-name="T3">4</text:span>.<text:span text:style-name="T5">1</text:span> Fragen zurückstellen können</text:p>
      <text:p text:style-name="P6"><text:tab/><text:span text:style-name="T5">4.2 Entwerten – zurück zum Startbildschirm</text:span></text:p>
      <text:p text:style-name="P6"><text:tab/><text:span text:style-name="T6">4.3 Durch die Fragen switchen</text:span></text:p>
      <text:p text:style-name="P6"/>
      <text:p text:style-name="P6"><text:tab/></text:p>
      <text:p text:style-name="P8">5. Nach dem Quiz</text:p>
      <text:p text:style-name="P8"><text:tab/>5.1 Kennzeichnung der Fragen die man richtig und falsch hatte</text:p>
      <text:p text:style-name="P8"><text:tab/><text:span text:style-name="T5">5.2 Bestanden / Nicht bestanden</text:span></text:p>
      <text:p text:style-name="P8"><text:tab/><text:span text:style-name="T5">5.3 Nochmal-Button?</text:span></text:p>
      <text:p text:style-name="P8"><text:tab/><text:span text:style-name="T7">5.4 Aktualisierung der Scores von Current User XM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9:48:00.566053580</meta:creation-date>
    <dc:date>2014-12-01T20:59:37.089460386</dc:date>
    <meta:editing-duration>PT56M21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141" meta:character-count="996" meta:non-whitespace-character-count="839"/>
  </office:meta>
</office:document-meta>
</file>